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fo:color="#00b050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fo:color="#00b050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fo:color="#00b050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normal" fo:font-family="'Courier New'" style:font-family-asian="'Courier New'" style:font-family-complex="'Courier New'" fo:background-color="transparent" fo:color="#00b050"/>
    </style:style>
    <style:style style:name="T26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'Courier New'" style:font-family-asian="'Courier New'" style:font-family-complex="'Courier New'" fo:background-color="transparent" fo:color="#00b050"/>
    </style:style>
    <style:style style:name="T29" style:family="text">
      <style:text-properties fo:font-size="11.00pt" fo:font-weight="normal" fo:font-family="'Courier New'" style:font-family-asian="'Courier New'" style:font-family-complex="'Courier New'" fo:background-color="transparent" fo:color="#ff0000"/>
    </style:style>
    <style:style style:name="T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1.00pt" fo:font-weight="normal" fo:font-family="'Courier New'" style:font-family-asian="'Courier New'" style:font-family-complex="'Courier New'" fo:background-color="transparent" fo:color="#00b050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T - Tiare</text:span></text:p>
      <text:p text:style-name="P1"><text:span text:style-name="T1">A - Andreas</text:span></text:p>
      <text:p text:style-name="P1"><text:span text:style-name="T1">H - Hannes</text:span></text:p>
      <text:p text:style-name="P1"><text:span text:style-name="T1">B - Ben</text:span></text:p>
      <text:p text:style-name="P1"><text:span text:style-name="T1"/></text:p>
      <text:p text:style-name="P1"><text:span text:style-name="T1">Respawn----------------------------------------------------T</text:span></text:p>
      <text:p text:style-name="P1"><text:span text:style-name="T2">-<text:tab/>immer am Level-Anfang, Level in Originalzustand</text:span></text:p>
      <text:p text:style-name="P1"><text:span text:style-name="T2">-<text:tab/>Respawn auch auf Spieler-Wunsch mit Taste R</text:span></text:p>
      <text:p text:style-name="P1"><text:span text:style-name="T2">-<text:tab/>Levelende nicht direkt mit Neustart</text:span></text:p>
      <text:p text:style-name="P1"><text:span text:style-name="T3"/></text:p>
      <text:p text:style-name="P1"><text:span text:style-name="T3">HUD--------------------------------------------------------A</text:span></text:p>
      <text:p text:style-name="P1"><text:span text:style-name="T4">-<text:tab/>Zeit des aktuellen Versuchs anzeigen</text:span></text:p>
      <text:p text:style-name="P1"><text:span text:style-name="T4">-<text:tab/>Anzahl der Versuche (d.h. Respawns) fürs Level</text:span></text:p>
      <text:p text:style-name="P1"><text:span text:style-name="T5"/></text:p>
      <text:p text:style-name="P1"><text:span text:style-name="T5">Spieler----------------------------------------------------B</text:span></text:p>
      <text:p text:style-name="P1"><text:span text:style-name="T6">-<text:tab/>Kugel</text:span></text:p>
      <text:p text:style-name="P1"><text:span text:style-name="T6">-<text:tab/>Farbe zeigt Element an</text:span></text:p>
      <text:p text:style-name="P1"><text:span text:style-name="T6">-<text:tab/>Augen auf die Kugel wegen der Richtung</text:span></text:p>
      <text:p text:style-name="P1"><text:span text:style-name="T7">- <text:tab/></text:span><text:span text:style-name="T8">Springen auf Pfeil-Hoch-Taste-------------------------T<text:s text:c="19"/></text:span><text:span text:style-name="T9"/></text:p>
      <text:p text:style-name="P1"><text:span text:style-name="T9">-<text:tab/></text:span><text:span text:style-name="T10">Rückwechsel in neutralen Zustand mit Strg-------------H</text:span><text:span text:style-name="T11"/></text:p>
      <text:p text:style-name="P1"><text:span text:style-name="T12">-<text:tab/>Schießen mit Leertaste<text:tab/><text:tab/><text:tab/><text:tab/><text:s text:c="5"/>done</text:span></text:p>
      <text:p text:style-name="P1"><text:span text:style-name="T13"/></text:p>
      <text:p text:style-name="P1"><text:span text:style-name="T13">Abgelegte Zustände-----------------------------------------A</text:span></text:p>
      <text:p text:style-name="P1"><text:span text:style-name="T14">-<text:tab/>fallen runter</text:span></text:p>
      <text:p text:style-name="P1"><text:span text:style-name="T14">-<text:tab/>sind aufsammelbar</text:span></text:p>
      <text:p text:style-name="P1"><text:span text:style-name="T15"><text:s/></text:span><text:span text:style-name="T16"/></text:p>
      <text:p text:style-name="P1"><text:span text:style-name="T16">Spieler-Bewegung-------------------------------------------T</text:span></text:p>
      <text:p text:style-name="P1"><text:span text:style-name="T17">-<text:tab/>Bewegungsrichtung steuern im freien Fall</text:span></text:p>
      <text:p text:style-name="P1"><text:span text:style-name="T17">-<text:tab/>Bewegungsrichtung steuern/ändern im Sprung</text:span></text:p>
      <text:p text:style-name="P1"><text:span text:style-name="T17">-<text:tab/>kein komisches Abrutschen an Ecken</text:span></text:p>
      <text:p text:style-name="P1"><text:span text:style-name="T17">-<text:tab/>kein Schlittern, wenn man präzise landet</text:span></text:p>
      <text:p text:style-name="P1"><text:span text:style-name="T17">-<text:tab/>VIEL Fine-Tuning!</text:span></text:p>
      <text:p text:style-name="P1"><text:span text:style-name="T17">-<text:tab/>etwas bessere Kamera</text:span></text:p>
      <text:p text:style-name="P1"><text:span text:style-name="T18"/></text:p>
      <text:p text:style-name="P1"><text:span text:style-name="T18">Element-Bewegung-------------------------------------------T</text:span></text:p>
      <text:p text:style-name="P1"><text:span text:style-name="T19">-<text:tab/>Luft darf nur aufwärts</text:span></text:p>
      <text:p text:style-name="P1"><text:span text:style-name="T19">-<text:tab/>Erde kann fast nicht springen</text:span></text:p>
      <text:p text:style-name="P1"><text:span text:style-name="T19">-<text:tab/>Wasser rutscht abhänge runter</text:span><text:span text:style-name="T20"/></text:p>
      <text:p text:style-name="P1"><text:span text:style-name="T20"/></text:p>
      <text:p text:style-name="P1"><text:span text:style-name="T20">Schüsse----------------------------------------------------H</text:span></text:p>
      <text:p text:style-name="P1"><text:span text:style-name="T21">-</text:span><text:span text:style-name="T22"><text:tab/></text:span><text:span text:style-name="T23">Erde und vielleicht noch mehr</text:span><text:span text:style-name="T24"/></text:p>
      <text:p text:style-name="P1"><text:span text:style-name="T24"/></text:p>
      <text:p text:style-name="P1"><text:span text:style-name="T24">Level-Elemente</text:span></text:p>
      <text:p text:style-name="P1"><text:span text:style-name="T25">-<text:tab/>Holz-Boden--------------------------------------------H</text:span></text:p>
      <text:p text:style-name="P1"><text:span text:style-name="T25">-<text:tab/>Stacheln(momentan bei normalzustand aktiv)------------H </text:span></text:p>
      <text:p text:style-name="P1"><text:span text:style-name="T26">-<text:tab/>Gitter------------------------------------------------A</text:span></text:p>
      <text:p text:style-name="P1"><text:span text:style-name="T26"><text:tab/>(Luft und Wasser können passieren)</text:span><text:span text:style-name="T27"/></text:p>
      <text:p text:style-name="P1"><text:span text:style-name="T28">-<text:tab/>Feuerwand+(Wasser tötet Feuer;Feuer läuft durch)------H </text:span></text:p>
      <text:p text:style-name="P1"><text:span text:style-name="T29">-<text:tab/>Wasser-Sauger im Rohr---------------------------------H</text:span></text:p>
      <text:p text:style-name="P1"><text:span text:style-name="T29">-<text:tab/>Ventilator--------------------------------------------T</text:span></text:p>
      <text:p text:style-name="P1"><text:span text:style-name="T29"><text:tab/>(Feuer stirbt, Luft wird verschoben)</text:span></text:p>
      <text:p text:style-name="P1"><text:span text:style-name="T29">-<text:tab/>Aufzüge/bewegliche Plattformen?</text:span></text:p>
      <text:p text:style-name="P1"><text:span text:style-name="T29">-<text:tab/>Falltüren/Tore / Hebel?</text:span></text:p>
      <text:p text:style-name="P1"><text:span text:style-name="T29">-<text:tab/>Trampolin?</text:span></text:p>
      <text:p text:style-name="P1"><text:span text:style-name="T29">-<text:tab/>Teleporter?</text:span></text:p>
      <text:p text:style-name="P1"><text:span text:style-name="T30"/></text:p>
      <text:p text:style-name="P1"><text:span text:style-name="T30">Feinde</text:span></text:p>
      <text:p text:style-name="P1"><text:span text:style-name="T31">-<text:tab/>Hin- und Herlaufende Feinde---------------------------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